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marker-end="Symmetric_20_Arrow" draw:fill="none" draw:fill-color="#ffffff" draw:textarea-horizontal-align="left" draw:auto-grow-height="true" draw:auto-grow-width="true" fo:min-height="0.962cm" fo:min-width="9.303cm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cm" fo:min-width="1.772cm"/>
    </style:style>
    <style:style style:name="gr4" style:family="graphic" style:parent-style-name="standard">
      <style:graphic-properties svg:stroke-width="0.051cm" draw:marker-start-width="0.277cm" draw:marker-end="Arrow" draw:marker-end-width="0.327cm" draw:textarea-horizontal-align="center" draw:textarea-vertical-align="middle" fo:padding-top="0.025cm" fo:padding-bottom="0.025cm" fo:padding-left="0.025cm" fo:padding-right="0.025cm"/>
    </style:style>
    <style:style style:name="gr5" style:family="graphic" style:parent-style-name="standard">
      <style:graphic-properties svg:stroke-color="#000000" draw:marker-end="Symmetric_20_Arrow" draw:fill="solid" draw:fill-color="#e6e6e6" draw:textarea-horizontal-align="center" draw:textarea-vertical-align="middle"/>
    </style:style>
    <style:style style:name="gr6" style:family="graphic" style:parent-style-name="standard">
      <style:graphic-properties svg:stroke-color="#000000" draw:fill="none" draw:fill-color="#ffffff" draw:textarea-horizontal-align="center" draw:textarea-vertical-align="middle"/>
    </style:style>
    <style:style style:name="gr7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8" style:family="graphic" style:parent-style-name="standard">
      <style:graphic-properties svg:stroke-color="#000000" draw:marker-end-width="0.25cm" draw:fill="none" draw:fill-color="#ffffff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5.01cm"/>
    </style:style>
    <style:style style:name="gr10" style:family="graphic" style:parent-style-name="standard">
      <style:graphic-properties draw:stroke="solid" svg:stroke-width="0cm" svg:stroke-color="#80808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" style:family="graphic" style:parent-style-name="standard">
      <style:graphic-properties draw:stroke="solid" svg:stroke-color="#808080" draw:marker-end="Symmetric_20_Arrow" draw:fill="solid" draw:fill-color="#ffff99"/>
    </style:style>
    <style:style style:name="gr12" style:family="graphic" style:parent-style-name="objectwithoutfill">
      <style:graphic-properties svg:stroke-color="#808080" draw:marker-end="Symmetric_20_Arrow" draw:fill="none" draw:fill-color="#ffffcc" draw:textarea-horizontal-align="center" draw:textarea-vertical-align="middle"/>
    </style:style>
    <style:style style:name="gr13" style:family="graphic" style:parent-style-name="standard">
      <style:graphic-properties svg:stroke-color="#4c4c4c" draw:fill="solid" draw:fill-color="#ffffcc" draw:textarea-horizontal-align="center" draw:textarea-vertical-align="middle"/>
    </style:style>
    <style:style style:name="gr14" style:family="graphic" style:parent-style-name="standard">
      <style:graphic-properties draw:stroke="none" svg:stroke-width="0cm" svg:stroke-color="#000000" draw:marker-start="" draw:marker-start-width="0.3cm" draw:marker-start-center="false" draw:marker-end="Symmetric_20_Arrow" draw:marker-end-width="0.3cm" draw:marker-end-center="false" svg:stroke-opacity="0%" draw:stroke-linejoin="round" draw:fill="solid" draw:fill-color="#ffff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5" style:family="graphic" style:parent-style-name="standard">
      <style:graphic-properties draw:stroke="none" svg:stroke-color="#000000" draw:marker-end="Symmetric_20_Arrow" draw:fill="solid" draw:fill-color="#ffffcc" dr3d:vertical-segments="26" dr3d:backface-culling="disabled" dr3d:close-front="true" dr3d:close-back="tru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75cm" fo:min-width="2.953cm"/>
    </style:style>
    <style:style style:name="gr17" style:family="graphic" style:parent-style-name="objectwithoutfill">
      <style:graphic-properties svg:stroke-color="#0099ff" draw:marker-end="Symmetric_20_Arrow" draw:fill="none" draw:fill-color="#ffffff" draw:textarea-horizontal-align="center" draw:textarea-vertical-align="middle"/>
    </style:style>
    <style:style style:name="gr18" style:family="graphic" style:parent-style-name="standard">
      <style:graphic-properties draw:stroke="none" svg:stroke-color="#0099ff" draw:marker-end="Symmetric_20_Arrow" draw:fill="none" draw:fill-color="#ffffff" draw:textarea-horizontal-align="left" draw:auto-grow-height="true" draw:auto-grow-width="true" fo:min-height="0.632cm" fo:min-width="1.76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0.734cm"/>
    </style:style>
    <style:style style:name="gr20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025cm" fo:padding-bottom="0.025cm" fo:padding-left="0.025cm" fo:padding-right="0.0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Helvetica" style:font-family-generic="swiss" style:font-pitch="variable" fo:font-size="18pt" fo:font-weight="bold"/>
    </style:style>
    <style:style style:name="P3" style:family="paragraph">
      <style:paragraph-properties fo:margin-left="0cm" fo:margin-right="0cm" fo:text-indent="0cm"/>
      <style:text-properties fo:font-family="Helvetica" style:font-family-generic="swiss" style:font-pitch="variable" fo:font-size="12pt"/>
    </style:style>
    <style:style style:name="P4" style:family="paragraph">
      <style:paragraph-properties fo:text-align="center"/>
      <style:text-properties fo:font-family="Helvetica" style:font-family-generic="swiss" style:font-pitch="variable" fo:font-size="12pt"/>
    </style:style>
    <style:style style:name="P5" style:family="paragraph">
      <style:paragraph-properties fo:text-align="center"/>
      <style:text-properties fo:color="#999999" fo:font-family="Helvetica" style:font-family-generic="swiss" style:font-pitch="variable" fo:font-size="12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end" fo:text-indent="0cm"/>
    </style:style>
    <style:style style:name="P8" style:family="paragraph">
      <style:text-properties fo:font-family="Helvetica" style:font-family-generic="swiss" style:font-pitch="variable" fo:font-size="12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12pt"/>
    </style:style>
    <style:style style:name="P11" style:family="paragraph">
      <style:paragraph-properties fo:margin-left="0cm" fo:margin-right="0cm" fo:text-indent="0cm"/>
      <style:text-properties fo:color="#0099ff" fo:font-family="Helvetica" style:font-family-generic="swiss" style:font-pitch="variable" fo:font-size="12pt"/>
    </style:style>
    <style:style style:name="P12" style:family="paragraph">
      <style:paragraph-properties fo:margin-left="0cm" fo:margin-right="0cm" fo:text-align="end" fo:text-indent="0cm"/>
      <style:text-properties fo:font-family="Helvetica" style:font-family-generic="swiss" style:font-pitch="variable" fo:font-size="10pt"/>
    </style:style>
    <style:style style:name="T1" style:family="text">
      <style:text-properties fo:font-family="Helvetica" style:font-family-generic="swiss" style:font-pitch="variable" fo:font-size="18pt" fo:font-weight="bold"/>
    </style:style>
    <style:style style:name="T2" style:family="text">
      <style:text-properties fo:font-family="Helvetica" style:font-family-generic="swiss" style:font-pitch="variable" fo:font-size="12pt"/>
    </style:style>
    <style:style style:name="T3" style:family="text">
      <style:text-properties fo:color="#999999" fo:font-family="Helvetica" style:font-family-generic="swiss" style:font-pitch="variable" fo:font-size="12pt" fo:font-weight="bold"/>
    </style:style>
    <style:style style:name="T4" style:family="text">
      <style:text-properties fo:color="#0099ff" fo:font-family="Helvetica" style:font-family-generic="swiss" style:font-pitch="variable" fo:font-size="12pt"/>
    </style:style>
    <style:style style:name="T5" style:family="text">
      <style:text-properties fo:font-family="Helvetica" style:font-family-generic="swiss" style:font-pitch="variable" fo:font-size="10pt"/>
    </style:style>
    <text:list-style style:name="L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ProcessDiagram">
        <office:forms form:automatic-focus="false" form:apply-design-mode="false"/>
        <draw:frame draw:style-name="gr1" draw:text-style-name="P2" draw:layer="layout" svg:width="10.175cm" svg:height="0.962cm" svg:x="0.832cm" svg:y="0.635cm">
          <draw:text-box>
            <text:p text:style-name="P1"><text:span text:style-name="T1">GOES data delivery (rainex3)</text:span></text:p>
          </draw:text-box>
        </draw:frame>
        <draw:rect draw:style-name="gr2" draw:id="id2" draw:layer="layout" svg:width="3.751cm" svg:height="1cm" svg:x="14.634cm" svg:y="8.635cm">
          <text:p text:style-name="P1"/>
        </draw:rect>
        <draw:frame draw:style-name="gr3" draw:text-style-name="P3" draw:layer="layout" svg:width="3.27cm" svg:height="0.5cm" svg:x="14.865cm" svg:y="8.885cm">
          <draw:text-box>
            <text:p text:style-name="P1"><text:span text:style-name="T2">LDM (rpc.ldmd)</text:span></text:p>
          </draw:text-box>
        </draw:frame>
        <draw:connector draw:style-name="gr4" draw:text-style-name="P4" draw:layer="layout" svg:x1="4.385cm" svg:y1="9.135cm" svg:x2="14.634cm" svg:y2="9.135cm" draw:start-shape="id1" draw:start-glue-point="1" draw:end-shape="id2" draw:end-glue-point="3">
          <text:p text:style-name="P1"/>
        </draw:connector>
        <draw:path draw:style-name="gr5" draw:text-style-name="P5" draw:layer="layout" svg:width="1.75cm" svg:height="1.761cm" svg:x="4.766cm" svg:y="8.372cm" svg:viewBox="0 0 1751 1762" svg:d="m270 404c19-88-53-225 74-252 76-15 145-61 226-67 117-9 87 304 196 67 47-102 146-153 234-145 70 6 145-58 195 97 30 93-64 265 105 175 76-41 157-75 240-59 88 19 175 109 189 224 12 98 40 207 0 300-33 75-232 12-135 165 56 89 76 207 59 310-17 115-82 203-120 311-40 115-154 82-233 77-106-8-34-350-203-126-80 106-141 227-256 271-67 26-149 2-173-126-16-87 52-286-91-184-74 54-129 147-233 155s-172-101-187-203 25-211-8-301c-55-152 309-209 75-146-96 27-190-43-210-145-19-97-24-207 14-300l76-88 76-10h30z">
          <text:p text:style-name="P1"><text:span text:style-name="T3">NET</text:span></text:p>
        </draw:path>
        <draw:g draw:id="id3">
          <draw:ellipse draw:style-name="gr6" draw:text-style-name="P6" draw:layer="layout" svg:width="1.75cm" svg:height="1cm" svg:x="15.635cm" svg:y="11.885cm">
            <text:p text:style-name="P1"/>
          </draw:ellipse>
          <draw:rect draw:style-name="gr7" draw:text-style-name="P6" draw:layer="layout" svg:width="1.75cm" svg:height="0.5cm" svg:x="15.635cm" svg:y="11.885cm">
            <text:p text:style-name="P1"/>
          </draw:rect>
          <draw:line draw:style-name="gr8" draw:text-style-name="P6" draw:layer="layout" svg:x1="15.635cm" svg:y1="11.385cm" svg:x2="15.635cm" svg:y2="12.385cm">
            <text:p text:style-name="P1"/>
          </draw:line>
          <draw:line draw:style-name="gr8" draw:text-style-name="P6" draw:layer="layout" svg:x1="17.385cm" svg:y1="11.385cm" svg:x2="17.385cm" svg:y2="12.385cm">
            <text:p text:style-name="P1"/>
          </draw:line>
          <draw:ellipse draw:style-name="gr6" draw:text-style-name="P6" draw:layer="layout" svg:width="1.75cm" svg:height="1cm" svg:x="15.635cm" svg:y="10.885cm">
            <text:p text:style-name="P1"/>
          </draw:ellipse>
        </draw:g>
        <draw:frame draw:style-name="gr9" draw:text-style-name="P8" draw:layer="layout" svg:width="6.25cm" svg:height="0.993cm" svg:x="17.433cm" svg:y="11.392cm">
          <draw:text-box>
            <text:p text:style-name="P7"><text:span text:style-name="T2">/space/data/rainex/goes_1km</text:span></text:p>
            <text:p text:style-name="P7"><text:span text:style-name="T2">goes_4km</text:span></text:p>
          </draw:text-box>
        </draw:frame>
        <draw:g draw:id="id1">
          <dr3d:scene draw:style-name="gr10" svg:width="2.5cm" svg:height="5cm" svg:x="1.885cm" svg:y="6.635cm" dr3d:transform="matrix (1 0 0 0 0.939692620785931 0.342020143325607 0 -0.342020143325607 0.939692620785931 0cm 0cm 0cm)" dr3d:vrp="(0 0 16885.7142857143)" dr3d:vpn="(0 0 14285.7142857143)" dr3d:vup="(0 6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cube draw:style-name="gr11" draw:layer="layout"/>
          </dr3d:scene>
          <draw:rect draw:style-name="gr12" draw:layer="layout" svg:width="2.046cm" svg:height="0.455cm" svg:x="2.112cm" svg:y="7.771cm">
            <text:p text:style-name="P1"/>
          </draw:rect>
          <draw:rect draw:style-name="gr12" draw:layer="layout" svg:width="2.046cm" svg:height="0.454cm" svg:x="2.112cm" svg:y="8.226cm">
            <text:p text:style-name="P1"/>
          </draw:rect>
          <draw:line draw:style-name="gr13" draw:text-style-name="P6" draw:layer="layout" svg:x1="2.34cm" svg:y1="11.408cm" svg:x2="3.93cm" svg:y2="11.408cm">
            <text:p text:style-name="P1"/>
          </draw:line>
          <draw:line draw:style-name="gr13" draw:text-style-name="P6" draw:layer="layout" svg:x1="2.34cm" svg:y1="10.953cm" svg:x2="3.93cm" svg:y2="10.953cm">
            <text:p text:style-name="P1"/>
          </draw:line>
          <draw:line draw:style-name="gr13" draw:text-style-name="P6" draw:layer="layout" svg:x1="2.34cm" svg:y1="11.18cm" svg:x2="3.93cm" svg:y2="11.18cm">
            <text:p text:style-name="P1"/>
          </draw:line>
          <dr3d:scene draw:style-name="gr14" svg:width="0.229cm" svg:height="0.267cm" svg:x="3.703cm" svg:y="9.55cm" dr3d:transform="matrix (0.980308185333568 0.046855507107258 -0.191834364027221 -0.151420398864683 0.801926379488754 -0.577915170840601 0.126758528611163 0.595582608320442 0.793229873422926 -7.64388480426074cm 64.3719078660321cm -33.042189631155cm)" dr3d:vrp="(0 0 84028.5714285714)" dr3d:vpn="(0 0 71428.5714285714)" dr3d:vup="(0 158760000 0)" dr3d:projection="perspective" dr3d:distance="10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rotate draw:style-name="gr15" draw:layer="layout" svg:viewBox="0 -6250 12500 12500" svg:d="m0-6250h250 1000 1250 2500 2500 2500 2000 500l-52 1138-150 1108-245 1076-336 1039-422 996-503 950-580 900-654 845-721 785-785 721-845 654-900 580-951 503-996 422-1039 336-1076 245-1108 150-1137 52"/>
          </dr3d:scene>
        </draw:g>
        <draw:frame draw:style-name="gr16" draw:text-style-name="P10" draw:layer="layout" svg:width="4.257cm" svg:height="0.993cm" svg:x="1.135cm" svg:y="11.885cm">
          <draw:text-box>
            <text:p text:style-name="P9"><text:span text:style-name="T2">LDM @ </text:span></text:p>
            <text:p text:style-name="P9"><text:span text:style-name="T2">ingest.joss.ucar.edu</text:span></text:p>
          </draw:text-box>
        </draw:frame>
        <draw:rect draw:style-name="gr17" draw:layer="layout" svg:width="13.75cm" svg:height="6cm" svg:x="12.385cm" svg:y="7.635cm" draw:corner-radius="0.5cm">
          <text:p text:style-name="P1"/>
        </draw:rect>
        <draw:frame draw:style-name="gr18" draw:text-style-name="P11" draw:layer="layout" svg:width="1.763cm" svg:height="0.632cm" svg:x="12.885cm" svg:y="12.885cm">
          <draw:text-box>
            <text:p text:style-name="P1"><text:span text:style-name="T4">rainex3</text:span></text:p>
          </draw:text-box>
        </draw:frame>
        <draw:frame draw:style-name="gr19" draw:text-style-name="P12" draw:layer="layout" svg:width="0.734cm" svg:height="1.051cm" svg:x="13.651cm" svg:y="8.135cm">
          <draw:text-box>
            <text:p text:style-name="P7"><text:span text:style-name="T5">port</text:span></text:p>
            <text:p text:style-name="P7"><text:span text:style-name="T5">388</text:span></text:p>
          </draw:text-box>
        </draw:frame>
        <draw:connector draw:style-name="gr20" draw:text-style-name="P6" draw:layer="layout" svg:x1="16.509cm" svg:y1="9.635cm" svg:x2="16.51cm" svg:y2="10.885cm" draw:start-shape="id2" draw:start-glue-point="2" draw:end-shape="id3" draw:end-glue-point="0"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Nimbus Roman No9 L'" style:font-family-generic="roman" style:font-pitch="variable" fo:font-size="24pt" fo:language="en" fo:country="US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ocessDiagram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7$Linux OpenOffice.org_project/680m117$Build-8935</meta:generator>
    <meta:creation-date>2003-05-29T16:19:46</meta:creation-date>
    <dc:date>2005-08-21T15:15:54</dc:date>
    <meta:printed-by>Chris Burghart</meta:printed-by>
    <meta:print-date>2004-12-06T10:14:44</meta:print-date>
    <dc:language>en-US</dc:language>
    <meta:editing-cycles>17</meta:editing-cycles>
    <meta:editing-duration>PT8H49M55S</meta:editing-duration>
    <meta:template xlink:type="simple" xlink:actuate="onRequest" xlink:role="template" xlink:href="../.openoffice/user/template/ProcessDiagram.std" xlink:title="ProcessDiagram" meta:date="2003-05-29T16:19:44"/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